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 style:master-page-name="Standard">
      <style:paragraph-properties style:page-number="auto" fo:break-before="auto" fo:break-after="auto" style:writing-mode="lr-tb"/>
    </style:style>
    <style:style style:name="P3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4" style:family="paragraph" style:parent-style-name="Standard" style:list-style-name="LS2">
      <style:paragraph-properties fo:margin-top="0in" fo:margin-bottom="0in" fo:break-before="auto" fo:break-after="auto" style:writing-mode="lr-tb"/>
    </style:style>
    <style:style style:name="P5" style:family="paragraph" style:parent-style-name="Standard" style:list-style-name="LS3">
      <style:paragraph-properties fo:margin-top="0in" fo:margin-bottom="0in" fo:break-before="auto" fo:break-after="auto"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ame Experience Brainstorming </text:p>
      <text:p text:style-name="P1"/>
      <text:list xml:id="list188559157" text:style-name="LS1">
        <text:list-item>
          <text:p text:style-name="P3">Game World with all tropes</text:p>
        </text:list-item>
        <text:list-item>
          <text:p text:style-name="P3">FOSS Contributor Focus for FOSS Contributions, not closed Source</text:p>
        </text:list-item>
        <text:list-item>
          <text:p text:style-name="P3">Auto-generated Character Sheet (Lvl 1 Python Ninja, Lvl 20 Ruby Monk, etc.)</text:p>
        </text:list-item>
        <text:list-item>
          <text:p text:style-name="P3">Drop In/Drop Out Gameplay (i.e. Not penalized for “soloing”)</text:p>
        </text:list-item>
        <text:list-item>
          <text:p text:style-name="P3">Mini-Dev Exercises (Ruby Monk in IFrame in game)</text:p>
        </text:list-item>
        <text:list-item>
          <text:p text:style-name="P3">Hi-Score List/Leaderboards</text:p>
        </text:list-item>
        <text:list-item>
          <text:p text:style-name="P3">Tron -Look (3D File Browser Land)</text:p>
        </text:list-item>
        <text:list-item>
          <text:p text:style-name="P3">Simulations of code in game</text:p>
        </text:list-item>
        <text:list-item>
          <text:p text:style-name="P3">When a player gets superhero, everyone on the the Server gets double XP points - idea</text:p>
          <text:list>
            <text:list-item>
              <text:p text:style-name="P3">When a player hacks on a certain codebase (during a certain period of time, like a hackathon) player gets double XP, better drops, etc...</text:p>
            </text:list-item>
          </text:list>
        </text:list-item>
      </text:list>
      <text:p text:style-name="P1"/>
      <text:p text:style-name="P1"/>
      <text:p text:style-name="P1">Technologies in Final Fantasy</text:p>
      <text:list xml:id="list1195403647" text:style-name="LS2">
        <text:list-item>
          <text:p text:style-name="P4">GitHub </text:p>
          <text:list>
            <text:list-item>
              <text:p text:style-name="P4">Jobs upstreams</text:p>
              <text:list>
                <text:list-item>
                  <text:p text:style-name="P4">Once you hit GitHub milestones you can unlock certain jobs in game</text:p>
                </text:list-item>
                <text:list-item>
                  <text:p text:style-name="P4">Once fully unlocked, job a special ability is used in another job</text:p>
                </text:list-item>
              </text:list>
            </text:list-item>
            <text:list-item>
              <text:p text:style-name="P4">Potions</text:p>
              <text:list>
                <text:list-item>
                  <text:p text:style-name="P4">Someone makes a pull request</text:p>
                  <text:list>
                    <text:list-item>
                      <text:p text:style-name="P4">Pull Request out game = potion to player in game</text:p>
                    </text:list-item>
                  </text:list>
                </text:list-item>
              </text:list>
            </text:list-item>
            <text:list-item>
              <text:p text:style-name="P4">Numbers of lines in commit</text:p>
              <text:list>
                <text:list-item>
                  <text:p text:style-name="P4">Random generation of ingredients</text:p>
                </text:list-item>
                <text:list-item>
                  <text:p text:style-name="P4">Economy is based off of making contributions</text:p>
                  <text:list>
                    <text:list-item>
                      <text:p text:style-name="P4">Players could trade resources</text:p>
                    </text:list-item>
                  </text:list>
                </text:list-item>
                <text:list-item>
                  <text:p text:style-name="P4">KLOCs </text:p>
                </text:list-item>
              </text:list>
            </text:list-item>
            <text:list-item>
              <text:p text:style-name="P4">Working with partners</text:p>
              <text:list>
                <text:list-item>
                  <text:p text:style-name="P4">Bonuses for working for a long time with one partner</text:p>
                </text:list-item>
                <text:list-item>
                  <text:p text:style-name="P4">Bonuses for working with new partners</text:p>
                </text:list-item>
                <text:list-item>
                  <text:p text:style-name="P4">Level gaps</text:p>
                  <text:list>
                    <text:list-item>
                      <text:p text:style-name="P4">Discourage powerful people from low level people</text:p>
                    </text:list-item>
                    <text:list-item>
                      <text:p text:style-name="P4">In FOSS land, we want high power people to work with low level people</text:p>
                      <text:list>
                        <text:list-item>
                          <text:p text:style-name="P4">Low level characters could get together with High Level characters looping through the game for a second tim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Ohloh </text:p>
          <text:list>
            <text:list-item>
              <text:p text:style-name="P4">Metric System </text:p>
              <text:list>
                <text:list-item>
                  <text:p text:style-name="P4">Character sheet for sidequest</text:p>
                </text:list-item>
              </text:list>
            </text:list-item>
            <text:list-item>
              <text:p text:style-name="P4">Stacks (My Stacks)</text:p>
              <text:list>
                <text:list-item>
                  <text:p text:style-name="P4">List off all projects that you’ve worked on</text:p>
                </text:list-item>
              </text:list>
            </text:list-item>
          </text:list>
        </text:list-item>
        <text:list-item>
          <text:p text:style-name="P4">Distro Competition</text:p>
          <text:list>
            <text:list-item>
              <text:p text:style-name="P4">FOSS Reality</text:p>
              <text:list>
                <text:list-item>
                  <text:p text:style-name="P4">5 or 6 Holy Wars</text:p>
                  <text:list>
                    <text:list-item>
                      <text:p text:style-name="P4">Vim Vs. Emacs</text:p>
                      <text:list>
                        <text:list-item>
                          <text:p text:style-name="P4"><text:soft-page-break/>Like the weapon (WPM = Attack Power)</text:p>
                        </text:list-item>
                      </text:list>
                    </text:list-item>
                    <text:list-item>
                      <text:p text:style-name="P4">risc Vs cisc (sp)</text:p>
                    </text:list-item>
                    <text:list-item>
                      <text:p text:style-name="P4">Distro Vs Distro</text:p>
                    </text:list-item>
                  </text:list>
                </text:list-item>
                <text:list-item>
                  <text:p text:style-name="P4">Bonuses for having commits in different worlds</text:p>
                  <text:list>
                    <text:list-item>
                      <text:p text:style-name="P4">More bonuses for broader the skill set</text:p>
                    </text:list-item>
                  </text:list>
                </text:list-item>
                <text:list-item>
                  <text:p text:style-name="P4">Houses like in Harry Potter</text:p>
                  <text:list>
                    <text:list-item>
                      <text:p text:style-name="P4">Fedora House, Ubuntu House, etc</text:p>
                    </text:list-item>
                    <text:list-item>
                      <text:p text:style-name="P4">Python House, Ruby House, etc...</text:p>
                    </text:list-item>
                  </text:list>
                </text:list-item>
                <text:list-item>
                  <text:p text:style-name="P4">Having language holy wars would be less controversial</text:p>
                </text:list-item>
              </text:list>
            </text:list-item>
          </text:list>
        </text:list-item>
        <text:list-item>
          <text:p text:style-name="P4">Organization/Company Area</text:p>
        </text:list-item>
        <text:list-item>
          <text:p text:style-name="P4">Real Estate</text:p>
          <text:list>
            <text:list-item>
              <text:p text:style-name="P4">Getting land that is valuable</text:p>
              <text:list>
                <text:list-item>
                  <text:p text:style-name="P4">More places that you’ve contributed to more places you can access</text:p>
                </text:list-item>
              </text:list>
            </text:list-item>
          </text:list>
        </text:list-item>
        <text:list-item>
          <text:p text:style-name="P4">Learning Tools</text:p>
          <text:list>
            <text:list-item>
              <text:p text:style-name="P4">Codecademy, Ruby Monk, etc.</text:p>
              <text:list>
                <text:list-item>
                  <text:p text:style-name="P4">In-Game XP</text:p>
                </text:list-item>
                <text:list-item>
                  <text:p text:style-name="P4">Bonuses</text:p>
                </text:list-item>
                <text:list-item>
                  <text:p text:style-name="P4">Buffs</text:p>
                </text:list-item>
              </text:list>
            </text:list-item>
          </text:list>
        </text:list-item>
        <text:list-item>
          <text:p text:style-name="P4">Geosocial Check-ins</text:p>
          <text:list>
            <text:list-item>
              <text:p text:style-name="P4">Foursquare</text:p>
              <text:list>
                <text:list-item>
                  <text:p text:style-name="P4">Checking into Dev-related events</text:p>
                  <text:list>
                    <text:list-item>
                      <text:p text:style-name="P4">Unlocking new communiti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SportsCenter</text:p>
          <text:list>
            <text:list-item>
              <text:p text:style-name="P4">Webcast on what happened in Open Source</text:p>
            </text:list-item>
            <text:list-item>
              <text:p text:style-name="P4">Top 10</text:p>
            </text:list-item>
            <text:list-item>
              <text:p text:style-name="P4">Could have celebrities come in and talk on the show</text:p>
            </text:list-item>
          </text:list>
        </text:list-item>
      </text:list>
      <text:p text:style-name="P1"/>
      <text:p text:style-name="P1">More In-Game Experience Ideas</text:p>
      <text:list xml:id="list378328035" text:style-name="LS3">
        <text:list-item>
          <text:p text:style-name="P5">Money in games is internal</text:p>
        </text:list-item>
        <text:list-item>
          <text:p text:style-name="P5">Give out ingredients instead of money</text:p>
        </text:list-item>
        <text:list-item>
          <text:p text:style-name="P5">Journal = in game representation of wiki for project x</text:p>
        </text:list-item>
        <text:list-item>
          <text:p text:style-name="P5">“Cracking a hard bug” = gun.io bounties, stackoverflow, Open Hatch, etc</text:p>
        </text:list-item>
        <text:list-item>
          <text:p text:style-name="P5">Bosses based off Popular Developers</text:p>
          <text:list>
            <text:list-item>
              <text:p text:style-name="P5">Humor</text:p>
            </text:list-item>
            <text:list-item>
              <text:p text:style-name="P5">Richard Stallman/Guido Van Rossum</text:p>
            </text:list-item>
            <text:list-item>
              <text:p text:style-name="P5">GitHub timeline/Activity feed</text:p>
            </text:list-item>
            <text:list-item>
              <text:p text:style-name="P5">Commit boss is harder</text:p>
              <text:list>
                <text:list-item>
                  <text:p text:style-name="P5">Weaken the boss by closing issues (as long as you’re not maintainer)</text:p>
                </text:list-item>
              </text:list>
            </text:list-item>
            <text:list-item>
              <text:p text:style-name="P5">Auto-generate bosses based off top 200 projects on GitHub</text:p>
            </text:list-item>
          </text:list>
        </text:list-item>
        <text:list-item>
          <text:p text:style-name="P5">In Game Time will reflect GitHub timeline</text:p>
          <text:list>
            <text:list-item>
              <text:p text:style-name="P5">Notification Guido has slayed monster bug in game</text:p>
            </text:list-item>
          </text:list>
        </text:list-item>
        <text:list-item>
          <text:p text:style-name="P5">Each project can be its own dungeon</text:p>
          <text:list>
            <text:list-item>
              <text:p text:style-name="P5">Completing the dungeon</text:p>
              <text:list>
                <text:list-item>
                  <text:p text:style-name="P5">Reduce the size of the dungeon by squashing bugs</text:p>
                </text:list-item>
                <text:list-item>
                  <text:p text:style-name="P5">Corpse of the giant boss would be the closed issues</text:p>
                  <text:list>
                    <text:list-item>
                      <text:p text:style-name="P5">Slain bugs</text:p>
                    </text:list-item>
                    <text:list-item>
                      <text:p text:style-name="P5"><text:soft-page-break/>Pull Requests would be scattered across the battlefield</text:p>
                    </text:list-item>
                  </text:list>
                </text:list-item>
              </text:list>
            </text:list-item>
            <text:list-item>
              <text:p text:style-name="P5">Dungeon based on fewer bugs/issues</text:p>
            </text:list-item>
          </text:list>
        </text:list-item>
        <text:list-item>
          <text:p text:style-name="P5">Typo fixing too</text:p>
        </text:list-item>
        <text:list-item>
          <text:p text:style-name="P5">Online credibility sites as well</text:p>
          <text:list>
            <text:list-item>
              <text:p text:style-name="P5">Could be used on the character sheet</text:p>
              <text:list>
                <text:list-item>
                  <text:p text:style-name="P5">Upvotes on StackOverflow</text:p>
                </text:list-item>
                <text:list-item>
                  <text:p text:style-name="P5">Karma Reddit</text:p>
                </text:list-item>
                <text:list-item>
                  <text:p text:style-name="P5">Kudos on Ohloh</text:p>
                </text:list-item>
              </text:list>
            </text:list-item>
          </text:list>
        </text:list-item>
        <text:list-item>
          <text:p text:style-name="P5">Dialogue Trees</text:p>
          <text:list>
            <text:list-item>
              <text:p text:style-name="P5">Chatter from IRC channel</text:p>
            </text:list-item>
          </text:list>
        </text:list-item>
        <text:list-item>
          <text:p text:style-name="P5">Gamification sites</text:p>
          <text:list>
            <text:list-item>
              <text:p text:style-name="P5">Coderwall Leaderboard</text:p>
              <text:list>
                <text:list-item>
                  <text:p text:style-name="P5">Badges</text:p>
                </text:list-item>
              </text:list>
            </text:list-item>
            <text:list-item>
              <text:p text:style-name="P5">Ohloh </text:p>
              <text:list>
                <text:list-item>
                  <text:p text:style-name="P5">Rankings</text:p>
                </text:list-item>
              </text:list>
            </text:list-item>
          </text:list>
        </text:list-item>
        <text:list-item>
          <text:p text:style-name="P5">Real Estate </text:p>
          <text:list>
            <text:list-item>
              <text:p text:style-name="P5">Player can potentially own </text:p>
              <text:list>
                <text:list-item>
                  <text:p text:style-name="P5">Can increase or decrease based on community contribution</text:p>
                </text:list-item>
              </text:list>
            </text:list-item>
            <text:list-item>
              <text:p text:style-name="P5">Projects that have dependency on each other should be next to each other</text:p>
              <text:list>
                <text:list-item>
                  <text:p text:style-name="P5">If a sub-module is located within a bigger project, it’s within the city</text:p>
                </text:list-item>
              </text:list>
            </text:list-item>
            <text:list-item>
              <text:p text:style-name="P5">Org’s Land in Nearby Dependencies</text:p>
            </text:list-item>
            <text:list-item>
              <text:p text:style-name="P5">Bugs as real estates</text:p>
              <text:list>
                <text:list-item>
                  <text:p text:style-name="P5">Tag issues could specify the monsters that were generated</text:p>
                </text:list-item>
              </text:list>
            </text:list-item>
          </text:list>
        </text:list-item>
        <text:list-item>
          <text:p text:style-name="P5">Bugs in Project X make Dungeon in Project Land X</text:p>
          <text:list>
            <text:list-item>
              <text:p text:style-name="P5">Number of monsters that spawn in dungeon = number of issues based on issue tag</text:p>
            </text:list-item>
          </text:list>
        </text:list-item>
        <text:list-item>
          <text:p text:style-name="P5">Instanced Dunge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235ab8a-3802056-4a8fed3-2d66ea8-e241b80</meta:generator>
    <dc:title/>
    <meta:initial-creator/>
    <dc:creator/>
    <meta:editing-cycles>1</meta:editing-cycles>
    <meta:document-statistic meta:table-count="0" meta:image-count="0" meta:object-count="0" meta:page-count="3" meta:paragraph-count="111" meta:word-count="730" meta:character-count="327" meta:non-whitespace-character-count="3463"/>
  </office:meta>
</office:document-meta>
</file>